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A40000020DB0E5C911BA448BF1.png" manifest:media-type="image/png"/>
  <manifest:file-entry manifest:full-path="Pictures/1000000000000237000001C0C6CA7016783B2363.png" manifest:media-type="image/png"/>
  <manifest:file-entry manifest:full-path="Pictures/1000000000000311000000A67700E40208D27E67.jpg" manifest:media-type="image/jpeg"/>
  <manifest:file-entry manifest:full-path="Pictures/100002010000011E0000011EC77FECA8FBF53A70.png" manifest:media-type="image/png"/>
  <manifest:file-entry manifest:full-path="Pictures/100002010000025800000258849DBE00E16783FB.png" manifest:media-type="image/png"/>
  <manifest:file-entry manifest:full-path="Pictures/100000000000029F000002075C1673287CB5CDBB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CRABold" svg:font-family="OCRABold" style:font-adornments="Bold" style:font-pitch="fixed"/>
    <style:font-face style:name="8-bit Limit BRK" svg:font-family="'8-bit Limit BRK'" style:font-pitch="variable"/>
    <style:font-face style:name="8-bit Limit R BRK" svg:font-family="'8-bit Limit R BRK'" style:font-pitch="variable"/>
    <style:font-face style:name="American Participants" svg:font-family="'American Participants'" style:font-pitch="variable"/>
    <style:font-face style:name="Ataxia BRK" svg:font-family="'Ataxia BRK'" style:font-pitch="variable"/>
    <style:font-face style:name="Baskervald ADF Std Heavy" svg:font-family="'Baskervald ADF Std Heavy'" style:font-pitch="variable"/>
    <style:font-face style:name="Biting My Nails" svg:font-family="'Biting My Nails'" style:font-pitch="variable"/>
    <style:font-face style:name="Budmo Jiggler" svg:font-family="'Budmo Jiggler'" style:font-adornments="Bold" style:font-pitch="variable"/>
    <style:font-face style:name="Cantarell Extra Bold" svg:font-family="'Cantarell Extra Bold'" style:font-pitch="variable"/>
    <style:font-face style:name="Charles in Charge" svg:font-family="'Charles in Charge'" style:font-pitch="variable"/>
    <style:font-face style:name="Chemical Reaction A BRK" svg:font-family="'Chemical Reaction A BRK'" style:font-pitch="variable"/>
    <style:font-face style:name="Collective RS BRK" svg:font-family="'Collective RS BRK'" style:font-pitch="variable"/>
    <style:font-face style:name="Embossing Tape 1 BRK" svg:font-family="'Embossing Tape 1 BRK'" style:font-pitch="variable"/>
    <style:font-face style:name="Engadget" svg:font-family="Engadget" style:font-pitch="variable"/>
    <style:font-face style:name="King Richard" svg:font-family="'King Richar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Midnight" draw:gradient-step-count="0" draw:fill-image-width="0cm" draw:fill-image-height="0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968cm" fo:min-width="22.362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73cm" fo:min-width="0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</style:style>
    <style:style style:name="P3" style:family="paragraph">
      <style:paragraph-properties fo:text-align="center"/>
      <style:text-properties fo:color="#ffff00" loext:opacity="100%" style:font-name="Embossing Tape 1 BRK" fo:font-size="18pt" fo:font-weight="normal" style:font-weight-asian="normal" style:font-weight-complex="normal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ffff00" loext:opacity="100%" style:font-name="Embossing Tape 1 BRK" fo:font-size="18pt" fo:font-weight="normal" style:font-weight-asian="normal" style:font-weight-complex="normal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color="#ffff00" loext:opacity="100%" style:font-name="Embossing Tape 1 BRK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fo:color="#168253" loext:opacity="100%" style:font-name="King Richard" fo:font-size="66pt" fo:font-style="italic" style:font-size-asian="66pt" style:font-style-asian="italic" style:font-size-complex="66pt" style:font-style-complex="italic"/>
    </style:style>
    <style:style style:name="T2" style:family="text">
      <style:text-properties fo:color="#ffffff" loext:opacity="100%" fo:font-size="60pt" fo:font-weight="bold" style:font-size-asian="60pt" style:font-weight-asian="bold" style:font-size-complex="60pt" style:font-weight-complex="bold"/>
    </style:style>
    <style:style style:name="T3" style:family="text">
      <style:text-properties fo:color="#ffff00" loext:opacity="100%" style:font-name="Embossing Tape 1 BRK" fo:font-size="116.199996948242pt" fo:font-weight="normal" style:font-size-asian="116.199996948242pt" style:font-weight-asian="normal" style:font-size-complex="116.199996948242pt" style:font-weight-complex="normal"/>
    </style:style>
    <style:style style:name="T4" style:family="text">
      <style:text-properties fo:color="#ffff00" loext:opacity="100%" style:font-name="Embossing Tape 1 BRK" fo:font-size="72pt" fo:font-weight="normal" style:font-size-asian="72pt" style:font-weight-asian="normal" style:font-size-complex="72pt" style:font-weight-complex="normal"/>
    </style:style>
    <style:style style:name="T5" style:family="text">
      <style:text-properties fo:color="#ffff00" loext:opacity="100%" style:font-name="Embossing Tape 1 BRK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8.79cm" svg:height="2.629cm" svg:x="0.26cm" svg:y="0.219cm" presentation:class="title" presentation:user-transformed="true">
          <draw:text-box>
            <text:p text:style-name="P1"><text:span text:style-name="T1">slithy </text:span><text:span text:style-name="T2">VLOGS #14</text:span></text:p>
          </draw:text-box>
        </draw:frame>
        <draw:frame draw:style-name="gr1" draw:text-style-name="P4" draw:layer="layout" svg:width="26.783cm" svg:height="8.218cm" svg:x="0.408cm" svg:y="2.88cm">
          <draw:text-box>
            <text:p text:style-name="P3"><text:span text:style-name="T3">8-Bit</text:span></text:p>
            <text:p text:style-name="P3"><text:span text:style-name="T4">Battle Royale!</text:span></text:p>
          </draw:text-box>
        </draw:frame>
        <draw:frame draw:style-name="gr2" draw:text-style-name="P5" draw:layer="layout" svg:width="6.568cm" svg:height="5.08cm" svg:x="0.313cm" svg:y="10.16cm">
          <draw:image xlink:href="Pictures/100000000000029F000002075C1673287CB5CDBB.png" xlink:type="simple" xlink:show="embed" xlink:actuate="onLoad" draw:mime-type="image/png">
            <text:p/>
          </draw:image>
        </draw:frame>
        <draw:frame draw:style-name="gr2" draw:text-style-name="P5" draw:layer="layout" svg:width="3.048cm" svg:height="3.048cm" svg:x="2.572cm" svg:y="11.384cm">
          <draw:image xlink:href="Pictures/100002010000011E0000011EC77FECA8FBF53A70.png" xlink:type="simple" xlink:show="embed" xlink:actuate="onLoad" draw:mime-type="image/png">
            <text:p/>
          </draw:image>
        </draw:frame>
        <draw:frame draw:style-name="gr3" draw:text-style-name="P6" draw:layer="layout" svg:width="3.556cm" svg:height="3.223cm" svg:x="7.052cm" svg:y="11.946cm">
          <draw:text-box>
            <text:p><text:span text:style-name="T5">vs.</text:span></text:p>
          </draw:text-box>
        </draw:frame>
        <draw:frame draw:style-name="gr2" draw:text-style-name="P5" draw:layer="layout" svg:width="6.512cm" svg:height="5.145cm" svg:x="10.792cm" svg:y="10.16cm">
          <draw:image xlink:href="Pictures/1000000000000237000001C0C6CA7016783B2363.png" xlink:type="simple" xlink:show="embed" xlink:actuate="onLoad" draw:mime-type="image/png">
            <text:p/>
          </draw:image>
        </draw:frame>
        <draw:frame draw:style-name="gr3" draw:text-style-name="P6" draw:layer="layout" svg:width="3.556cm" svg:height="3.223cm" svg:x="17.454cm" svg:y="11.95cm">
          <draw:text-box>
            <text:p><text:span text:style-name="T5">vs.</text:span></text:p>
          </draw:text-box>
        </draw:frame>
        <draw:frame draw:style-name="gr2" draw:text-style-name="P5" draw:layer="layout" svg:width="5.079cm" svg:height="5.079cm" svg:x="12.009cm" svg:y="10.214cm">
          <draw:image xlink:href="Pictures/100002010000025800000258849DBE00E16783FB.png" xlink:type="simple" xlink:show="embed" xlink:actuate="onLoad" draw:mime-type="image/png">
            <text:p/>
          </draw:image>
        </draw:frame>
        <draw:frame draw:style-name="gr2" draw:text-style-name="P5" draw:layer="layout" svg:width="6.604cm" svg:height="5.129cm" svg:x="21.082cm" svg:y="10.16cm">
          <draw:image xlink:href="Pictures/10000000000002A40000020DB0E5C911BA448BF1.png" xlink:type="simple" xlink:show="embed" xlink:actuate="onLoad" draw:mime-type="image/png">
            <text:p/>
          </draw:image>
        </draw:frame>
        <draw:frame draw:style-name="gr2" draw:text-style-name="P5" draw:layer="layout" svg:width="5.151cm" svg:height="1.089cm" svg:x="22.127cm" svg:y="12.373cm">
          <draw:image xlink:href="Pictures/1000000000000311000000A67700E40208D27E67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CRABold" svg:font-family="OCRABold" style:font-adornments="Bold" style:font-pitch="fixed"/>
    <style:font-face style:name="8-bit Limit BRK" svg:font-family="'8-bit Limit BRK'" style:font-pitch="variable"/>
    <style:font-face style:name="8-bit Limit R BRK" svg:font-family="'8-bit Limit R BRK'" style:font-pitch="variable"/>
    <style:font-face style:name="American Participants" svg:font-family="'American Participants'" style:font-pitch="variable"/>
    <style:font-face style:name="Ataxia BRK" svg:font-family="'Ataxia BRK'" style:font-pitch="variable"/>
    <style:font-face style:name="Baskervald ADF Std Heavy" svg:font-family="'Baskervald ADF Std Heavy'" style:font-pitch="variable"/>
    <style:font-face style:name="Biting My Nails" svg:font-family="'Biting My Nails'" style:font-pitch="variable"/>
    <style:font-face style:name="Budmo Jiggler" svg:font-family="'Budmo Jiggler'" style:font-adornments="Bold" style:font-pitch="variable"/>
    <style:font-face style:name="Cantarell Extra Bold" svg:font-family="'Cantarell Extra Bold'" style:font-pitch="variable"/>
    <style:font-face style:name="Charles in Charge" svg:font-family="'Charles in Charge'" style:font-pitch="variable"/>
    <style:font-face style:name="Chemical Reaction A BRK" svg:font-family="'Chemical Reaction A BRK'" style:font-pitch="variable"/>
    <style:font-face style:name="Collective RS BRK" svg:font-family="'Collective RS BRK'" style:font-pitch="variable"/>
    <style:font-face style:name="Embossing Tape 1 BRK" svg:font-family="'Embossing Tape 1 BRK'" style:font-pitch="variable"/>
    <style:font-face style:name="Engadget" svg:font-family="Engadget" style:font-pitch="variable"/>
    <style:font-face style:name="King Richard" svg:font-family="'King Richar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50" draw:display-name="Gradient 150" draw:style="linear" draw:start-color="#3465a4" draw:end-color="#ffffff" draw:start-intensity="100%" draw:end-intensity="100%" draw:angle="0deg" draw:border="0%"/>
    <draw:gradient draw:name="Midnight" draw:style="linear" draw:start-color="#000000" draw:end-color="#2a6099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visible" draw:shadow-offset-x="0.102cm" draw:shadow-offset-y="0.102cm" draw:shadow-color="#0000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150" draw:fill-hatch-name="Red_20_90_20_Degrees_20_Crossed_20_1" draw:fill-image-name="Bitmap_20_1" draw:shadow="hidden" draw:shadow-offset-x="0.051cm" draw:shadow-offset-y="0.051cm" loext:shadow-blur="0.035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stroke="none"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stroke="none"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Image" style:family="graphic">
      <style:graphic-properties draw:strok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05T23:15:22.637888281</meta:creation-date>
    <dc:date>2021-08-07T00:32:50.099966854</dc:date>
    <meta:editing-duration>PT5H33M59S</meta:editing-duration>
    <meta:editing-cycles>48</meta:editing-cycles>
    <meta:generator>LibreOffice/7.1.3.2$Linux_X86_64 LibreOffice_project/10$Build-2</meta:generator>
    <meta:document-statistic meta:object-count="33"/>
  </office:meta>
</office:document-meta>
</file>